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2194444444444cm" style:use-optimal-column-width="true"/>
    </style:style>
    <style:style style:name="co3" style:family="table-column">
      <style:table-column-properties fo:break-before="auto" style:column-width="11.62402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Risk No</text:p>
          </table:table-cell>
          <table:table-cell office:value-type="string" table:style-name="ce2">
            <text:p>Risk</text:p>
          </table:table-cell>
          <table:table-cell office:value-type="string" table:style-name="ce2">
            <text:p>Risk Description</text:p>
          </table:table-cell>
          <table:table-cell office:value-type="string" table:style-name="ce2">
            <text:p>Low<text:s/>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High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Catching a virus may cause me to take days off to recov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Internet Connection</text:p>
          </table:table-cell>
          <table:table-cell office:value-type="string" table:style-name="ce1">
            <text:p>Bad Internet Connection an cause me slow down with my projec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Ilness</text:p>
          </table:table-cell>
          <table:table-cell office:value-type="string" table:style-name="ce1">
            <text:p>Ilness may cause me to fall behind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Laptop damaged</text:p>
          </table:table-cell>
          <table:table-cell office:value-type="string" table:style-name="ce1">
            <text:p>Laptop being damaged mean I can't run my project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Lack of knowledge</text:p>
          </table:table-cell>
          <table:table-cell office:value-type="string" table:style-name="ce1">
            <text:p>Knowledge is required everyday to learn something new in the projec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Variable missing</text:p>
          </table:table-cell>
          <table:table-cell office:value-type="string" table:style-name="ce1">
            <text:p>System variables may cause program not to ru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Incorrect Database</text:p>
          </table:table-cell>
          <table:table-cell office:value-type="string" table:style-name="ce1">
            <text:p>Connecting the wrong database may cause my application to not ru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Incorrect Code</text:p>
          </table:table-cell>
          <table:table-cell office:value-type="string" table:style-name="ce1">
            <text:p>Using incorrect code may cause my project to fa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Risk Handle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Risk No</text:p>
          </table:table-cell>
          <table:table-cell office:value-type="string" table:style-name="ce2">
            <text:p>Risk respons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case I caught virus I could take few days to recover but in the mean time still improve my skills if I ca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ave work after every change so internet connection means nothin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void going out in the cold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Backup everything<text:s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Go over lecture notes and training recording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Add Java and Maven variables into the system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Establish the connection and test it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Test code and run it<text:s/>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Admin</meta:initial-creator>
    <dc:creator>Admin</dc:creator>
    <meta:creation-date>2021-02-26T11:09:06Z</meta:creation-date>
    <dc:date>2021-02-26T11:46:49Z</dc:date>
  </office:meta>
</office:document-meta>
</file>